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officeooo:rsid="00128fc1" officeooo:paragraph-rsid="00128fc1"/>
    </style:style>
    <style:style style:name="P2" style:family="paragraph" style:parent-style-name="Standard">
      <style:text-properties style:font-name="Courier" officeooo:rsid="00145774" officeooo:paragraph-rsid="00145774"/>
    </style:style>
    <style:style style:name="P3" style:family="paragraph" style:parent-style-name="Standard">
      <style:text-properties style:font-name="Courier" officeooo:rsid="0055260c" officeooo:paragraph-rsid="0055260c"/>
    </style:style>
    <style:style style:name="P4" style:family="paragraph" style:parent-style-name="Standard">
      <style:text-properties style:font-name="Liberation Serif" officeooo:rsid="00128fc1" officeooo:paragraph-rsid="0019d6aa"/>
    </style:style>
    <style:style style:name="P5" style:family="paragraph" style:parent-style-name="Standard">
      <style:text-properties style:font-name="Liberation Serif" officeooo:rsid="00128fc1" officeooo:paragraph-rsid="003ab8dc"/>
    </style:style>
    <style:style style:name="P6" style:family="paragraph" style:parent-style-name="Standard">
      <style:text-properties style:font-name="Liberation Serif" officeooo:rsid="001f42c2" officeooo:paragraph-rsid="001f42c2"/>
    </style:style>
    <style:style style:name="P7" style:family="paragraph" style:parent-style-name="Standard">
      <style:text-properties style:font-name="Liberation Serif" officeooo:rsid="00286e17" officeooo:paragraph-rsid="00286e17"/>
    </style:style>
    <style:style style:name="P8" style:family="paragraph" style:parent-style-name="Standard">
      <style:text-properties style:font-name="Liberation Serif" officeooo:rsid="002d197c" officeooo:paragraph-rsid="002d197c"/>
    </style:style>
    <style:style style:name="P9" style:family="paragraph" style:parent-style-name="Standard">
      <style:text-properties style:font-name="Liberation Serif" officeooo:rsid="00434247" officeooo:paragraph-rsid="00434247"/>
    </style:style>
    <style:style style:name="P10" style:family="paragraph" style:parent-style-name="Standard">
      <style:text-properties style:font-name="Liberation Serif" officeooo:rsid="0035e192" officeooo:paragraph-rsid="0035e192"/>
    </style:style>
    <style:style style:name="P11" style:family="paragraph" style:parent-style-name="Standard">
      <style:text-properties style:font-name="Liberation Serif" officeooo:rsid="004f4a2f" officeooo:paragraph-rsid="004f4a2f"/>
    </style:style>
    <style:style style:name="P12" style:family="paragraph" style:parent-style-name="Standard">
      <style:text-properties style:font-name="Liberation Serif" officeooo:rsid="0051c20b" officeooo:paragraph-rsid="0051c20b"/>
    </style:style>
    <style:style style:name="P13" style:family="paragraph" style:parent-style-name="Standard">
      <style:text-properties style:font-name="Liberation Serif" officeooo:rsid="0055260c" officeooo:paragraph-rsid="0055260c"/>
    </style:style>
    <style:style style:name="P14" style:family="paragraph" style:parent-style-name="Standard">
      <style:text-properties style:font-name="Liberation Serif" officeooo:rsid="005b07d2" officeooo:paragraph-rsid="005b07d2"/>
    </style:style>
    <style:style style:name="P15" style:family="paragraph" style:parent-style-name="Standard">
      <style:text-properties style:font-name="Liberation Serif" officeooo:rsid="005ba660" officeooo:paragraph-rsid="005ba660"/>
    </style:style>
    <style:style style:name="P16" style:family="paragraph" style:parent-style-name="Standard">
      <style:text-properties style:font-name="Liberation Serif" officeooo:rsid="006627cc" officeooo:paragraph-rsid="006627cc"/>
    </style:style>
    <style:style style:name="P17" style:family="paragraph" style:parent-style-name="Standard">
      <style:text-properties style:font-name="Liberation Serif" officeooo:rsid="006a686e" officeooo:paragraph-rsid="006a686e"/>
    </style:style>
    <style:style style:name="P18" style:family="paragraph" style:parent-style-name="Standard">
      <style:text-properties style:font-name="Liberation Serif" officeooo:rsid="0072755a" officeooo:paragraph-rsid="0072755a"/>
    </style:style>
    <style:style style:name="P19" style:family="paragraph" style:parent-style-name="Standard">
      <style:text-properties style:font-name="Liberation Serif" officeooo:rsid="0074a221" officeooo:paragraph-rsid="0074a221"/>
    </style:style>
    <style:style style:name="P20" style:family="paragraph" style:parent-style-name="Standard">
      <style:text-properties officeooo:paragraph-rsid="00145774"/>
    </style:style>
    <style:style style:name="P21" style:family="paragraph" style:parent-style-name="Standard">
      <style:text-properties officeooo:rsid="00110689" officeooo:paragraph-rsid="00110689"/>
    </style:style>
    <style:style style:name="P22" style:family="paragraph" style:parent-style-name="Standard" style:list-style-name="L1">
      <style:text-properties officeooo:rsid="00110689" officeooo:paragraph-rsid="00110689"/>
    </style:style>
    <style:style style:name="P23" style:family="paragraph" style:parent-style-name="Standard" style:list-style-name="L1">
      <style:text-properties style:font-name="Courier" officeooo:rsid="00110689" officeooo:paragraph-rsid="00128fc1"/>
    </style:style>
    <style:style style:name="P24" style:family="paragraph" style:parent-style-name="Standard" style:list-style-name="L1">
      <style:text-properties style:font-name="Liberation Serif" officeooo:rsid="00128fc1" officeooo:paragraph-rsid="00128fc1"/>
    </style:style>
    <style:style style:name="P25" style:family="paragraph" style:parent-style-name="Standard">
      <style:text-properties style:font-name="Liberation Serif" officeooo:rsid="00787cf3" officeooo:paragraph-rsid="00787cf3"/>
    </style:style>
    <style:style style:name="P26" style:family="paragraph" style:parent-style-name="Standard">
      <style:text-properties style:font-name="Liberation Serif" officeooo:rsid="007f0310" officeooo:paragraph-rsid="007f0310"/>
    </style:style>
    <style:style style:name="P27" style:family="paragraph" style:parent-style-name="Text_20_body">
      <style:text-properties fo:font-variant="normal" fo:text-transform="none" fo:color="#000000" style:text-line-through-style="none" style:text-line-through-type="none" style:font-name="Courier" fo:font-size="11pt" fo:font-style="normal" style:text-underline-style="none" fo:font-weight="normal" officeooo:rsid="0051c20b" officeooo:paragraph-rsid="0051c20b" style:text-blinking="false" fo:background-color="transparent"/>
    </style:style>
    <style:style style:name="P28" style:family="paragraph" style:parent-style-name="Text_20_body">
      <style:text-properties fo:font-variant="normal" fo:text-transform="none" fo:color="#000000" style:text-line-through-style="none" style:text-line-through-type="none" style:font-name="Courier" fo:font-size="11pt" fo:font-style="normal" style:text-underline-style="none" fo:font-weight="normal" officeooo:rsid="0074a221" officeooo:paragraph-rsid="0074a221" style:text-blinking="false" fo:background-color="transparent"/>
    </style:style>
    <style:style style:name="T1" style:family="text">
      <style:text-properties officeooo:rsid="001395b6"/>
    </style:style>
    <style:style style:name="T2" style:family="text">
      <style:text-properties style:font-name="Courier" officeooo:rsid="00145774"/>
    </style:style>
    <style:style style:name="T3" style:family="text">
      <style:text-properties style:font-name="Courier" officeooo:rsid="0017e23a"/>
    </style:style>
    <style:style style:name="T4" style:family="text">
      <style:text-properties officeooo:rsid="0017e23a"/>
    </style:style>
    <style:style style:name="T5" style:family="text">
      <style:text-properties officeooo:rsid="0021affa"/>
    </style:style>
    <style:style style:name="T6" style:family="text">
      <style:text-properties officeooo:rsid="00417cad"/>
    </style:style>
    <style:style style:name="T7" style:family="text">
      <style:text-properties officeooo:rsid="00426bd2"/>
    </style:style>
    <style:style style:name="T8" style:family="text">
      <style:text-properties officeooo:rsid="0047270b"/>
    </style:style>
    <style:style style:name="T9" style:family="text">
      <style:text-properties officeooo:rsid="004ca114"/>
    </style:style>
    <style:style style:name="T10" style:family="text">
      <style:text-properties officeooo:rsid="004e7b0d"/>
    </style:style>
    <style:style style:name="T11" style:family="text">
      <style:text-properties officeooo:rsid="004fb876"/>
    </style:style>
    <style:style style:name="T12"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ize="11pt" fo:font-style="normal" style:text-underline-style="none" fo:font-weight="normal" officeooo:rsid="0074a221" style:text-blinking="false" fo:background-color="transparent" loext:char-shading-value="0"/>
    </style:style>
    <style:style style:name="T14" style:family="text">
      <style:text-properties officeooo:rsid="005cd8fc"/>
    </style:style>
    <style:style style:name="T15" style:family="text">
      <style:text-properties officeooo:rsid="006817f4"/>
    </style:style>
    <style:style style:name="T16" style:family="text">
      <style:text-properties officeooo:rsid="006d2cad"/>
    </style:style>
    <style:style style:name="T17" style:family="text">
      <style:text-properties officeooo:rsid="006d597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tep-1: Setting up a single KUKA_kr5_Arc model in pybullet.</text:p>
      <text:list xml:id="list8855564345820321584" text:style-name="L1">
        <text:list-item>
          <text:p text:style-name="P22">Requires only a URDF file</text:p>
        </text:list-item>
        <text:list-item>
          <text:p text:style-name="P22">Obtain xacro file from kuka_experimental_indigo_devel of ROS industrial repository</text:p>
        </text:list-item>
        <text:list-item>
          <text:p text:style-name="P22">Convert the file into urdf using</text:p>
          <text:list>
            <text:list-header>
              <text:p text:style-name="P23">rosrun xacro xacro --inorder -o kr5.urdf kr5_arc.xacro<text:tab/></text:p>
            </text:list-header>
          </text:list>
        </text:list-item>
        <text:list-item>
          <text:p text:style-name="P24">Load this URDF using loadURDF and fixed base and origin position <text:span text:style-name="T1">[1]</text:span></text:p>
        </text:list-item>
      </text:list>
      <text:p text:style-name="P4"><text:tab/><text:span text:style-name="T4">Given in </text:span><text:span text:style-name="T3">bullet_hello.py</text:span><text:span text:style-name="T4"> file</text:span></text:p>
      <text:p text:style-name="P7">ToDo: Chnage the inertial parameters to the true ones.</text:p>
      <text:p text:style-name="P6">Step-2: <text:span text:style-name="T5">Control the movement of the robot. Set up controllers. Obtain FK and IK data</text:span></text:p>
      <text:p text:style-name="P5"><text:tab/><text:span text:style-name="T4">Given in </text:span><text:span text:style-name="T3">bullet_hello.py</text:span><text:span text:style-name="T4"> file</text:span></text:p>
      <text:p text:style-name="P8">Step-3: <text:span text:style-name="T6">Set-up baselines and HER</text:span></text:p>
      <text:p text:style-name="P8"><text:tab/><text:span text:style-name="T7">After a long struggle with virtualenv, baselines, tensorflow, gym are all working</text:span></text:p>
      <text:p text:style-name="P9"><text:tab/>As a bonus most of the gym envs which was a part of the roboschool effort are now deprecated and ported to pybullet. Which makes the part of writing interface simple. We’ll have to replicate one of the already existing codes to suite our <text:span text:style-name="T8">robot manipulation case.</text:span></text:p>
      <text:p text:style-name="P10">Step-4: Control simulation using baselines <text:span text:style-name="T9">and gym</text:span></text:p>
      <text:p text:style-name="P10"><text:tab/><text:span text:style-name="T10">Requires writing an interface layer between pybullet and baselines</text:span></text:p>
      <text:p text:style-name="P11">ToDo: Understand the flow between the baselines codes and the pybullet environment, how things in the algo influence the simulation and vice-versa <text:span text:style-name="T11">(for a single sim). Can see an example</text:span></text:p>
      <text:p text:style-name="P12">Example:</text:p>
      <text:p text:style-name="P27"><text:bookmark text:name="docs-internal-guid-e43c585e-7fff-31d1-e34f-a1cc010b7983"/>python3 -m pybullet_envs.stable_baselines.train --algo sac --env HalfCheetahBulletEnv-v0</text:p>
      <text:p text:style-name="P15">The codes need to be meshed between run.py for HER, <text:span text:style-name="T14">env.py (environment file to generate rollouts)</text:span></text:p>
      <text:p text:style-name="P16">The problem of generating and acquiring data from multiple parallel simulations is taken care in run.py file. <text:span text:style-name="T15">Hope this suffices, should I do anything more?</text:span></text:p>
      <text:p text:style-name="P16"/>
      <text:p text:style-name="P18">Setting up the RL code to align the reward function in coherence with the task we want to perform</text:p>
      <text:p text:style-name="P18"/>
      <text:p text:style-name="P19">Lets start by using the existing stable_basline interface with pybullet simulator as in,</text:p>
      <text:p text:style-name="P28"><text:bookmark text:name="docs-internal-guid-02ed6b58-7fff-ed68-437d-87cc60bffe0f"/>python3 -m pybullet_envs.stable_baselines.train --algo sac --env HalfCheetahBulletEnv-v0</text:p>
      <text:p text:style-name="P25"><text:span text:style-name="T13">S</text:span><text:span text:style-name="T12">tart by editing this train.py file and understanding the wrapper used to make the environment</text:span></text:p>
      <text:p text:style-name="P25"><text:span text:style-name="T12"/></text:p>
      <text:p text:style-name="P26"><text:span text:style-name="T12">Successfully made kukakr5Arc-v0 environment package and verified it to work with gym actions</text:span></text:p>
      <text:p text:style-name="P16"/>
      <text:p text:style-name="P17"><text:span text:style-name="T17">Goal</text:span>: Interface the solution with ROS to implement it onto a physical industrial robot. <text:span text:style-name="T16">We are interested here not for the aesthetic simulations, but for real practical value. That will be our focus here for this entire set-up. </text:span></text:p>
      <text:p text:style-name="P6"/>
      <text:p text:style-name="P3">CheckOut:</text:p>
      <text:p text:style-name="P13">[1] <text:a xlink:type="simple" xlink:href="http://blog.otoro.net/2017/11/12/evolving-stable-strategies/" text:style-name="Internet_20_link" text:visited-style-name="Visited_20_Internet_20_Link">http://blog.otoro.net/2017/11/12/evolving-stable-strategies/</text:a></text:p>
      <text:p text:style-name="P14">[2] PyBullet, a Python module for physics simulation for games, robotics and machine learning</text:p>
      <text:p text:style-name="P4"/>
      <text:p text:style-name="P1"/>
      <text:p text:style-name="P2">References:</text:p>
      <text:p text:style-name="P20"><text:span text:style-name="T2">[1] </text:span><text:a xlink:type="simple" xlink:href="https://www.youtube.com/watch?v=9p0O941opGc" text:style-name="Internet_20_link" text:visited-style-name="Visited_20_Internet_20_Link">https://www.youtube.com/watch?v=9p0O941opGc</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2T14:18:50.444980907</meta:creation-date>
    <meta:generator>LibreOffice/5.1.6.2$Linux_X86_64 LibreOffice_project/10m0$Build-2</meta:generator>
    <dc:date>2020-03-23T14:56:56.395436853</dc:date>
    <meta:editing-duration>PT7H54M58S</meta:editing-duration>
    <meta:editing-cycles>64</meta:editing-cycles>
    <meta:document-statistic meta:table-count="0" meta:image-count="0" meta:object-count="0" meta:page-count="1" meta:paragraph-count="31" meta:word-count="373" meta:character-count="2467" meta:non-whitespace-character-count="2127"/>
  </office:meta>
</office:document-meta>
</file>